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7cm" svg:height="9.004cm" svg:x="1.652cm" svg:y="11.661cm">
            <draw:object draw:notify-on-update-of-ranges="Foglio1.B4:Foglio1.B4 Foglio1.C5:Foglio1.C21 Foglio1.H5:Foglio1.H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style-name="Default"/>
          <table:table-cell table:style-name="Default" office:value-type="string" calcext:value-type="string">
            <text:p>fdt(hz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0000001" calcext:value-type="float">
            <text:p>0,00000001</text:p>
          </table:table-cell>
          <table:table-cell table:style-name="Default"/>
          <table:table-cell table:formula="of:=1/(2*3.14*[.B2]*[.C2])" office:value-type="float" office:value="1592.35668789809" calcext:value-type="float">
            <text:p>1.592,3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(hz)</text:p>
          </table:table-cell>
          <table:table-cell table:style-name="ce1" office:value-type="string" calcext:value-type="string">
            <text:p>Xc(ohm)</text:p>
          </table:table-cell>
          <table:table-cell table:style-name="ce1" office:value-type="string" calcext:value-type="string">
            <text:p>|z| (ohm)</text:p>
          </table:table-cell>
          <table:table-cell table:style-name="ce1" office:value-type="string" calcext:value-type="string">
            <text:p>Vout (v)</text:p>
          </table:table-cell>
          <table:table-cell table:style-name="ce1" office:value-type="string" calcext:value-type="string">
            <text:p>|H|(w)</text:p>
          </table:table-cell>
          <table:table-cell table:style-name="ce1" office:value-type="string" calcext:value-type="string">
            <text:p>|H| (db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$D$24]/[.C5]" office:value-type="float" office:value="398089.171974522" calcext:value-type="float">
            <text:p>398.089,17</text:p>
          </table:table-cell>
          <table:table-cell table:formula="of:=SQRT(POWER([.$B$2];2) + POWER([.D5];2))" office:value-type="float" office:value="398214.752166919" calcext:value-type="float">
            <text:p>398.214,75</text:p>
          </table:table-cell>
          <table:table-cell office:value-type="float" office:value="5" calcext:value-type="float">
            <text:p>5</text:p>
          </table:table-cell>
          <table:table-cell table:formula="of:=1/(SQRT(1+(POWER((2*3.14*[.$C5]);2)*POWER([.$B$2]*[.$C$2];2))))" office:value-type="float" office:value="0.999684642038716" calcext:value-type="float">
            <text:p>0,999684642038716</text:p>
          </table:table-cell>
          <table:table-cell table:formula="of:=20*LOG([.$G5];10)" office:value-type="float" office:value="-0.00273959644768536" calcext:value-type="float">
            <text:p>-0,0027395964476853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[.$D$24]/[.C6]" office:value-type="float" office:value="265392.781316348" calcext:value-type="float">
            <text:p>265.392,78</text:p>
          </table:table-cell>
          <table:table-cell table:formula="of:=SQRT(POWER([.$B$2];2) + POWER([.D6];2))" office:value-type="float" office:value="265581.114492027" calcext:value-type="float">
            <text:p>265.581,11</text:p>
          </table:table-cell>
          <table:table-cell office:value-type="float" office:value="5" calcext:value-type="float">
            <text:p>5</text:p>
          </table:table-cell>
          <table:table-cell table:formula="of:=1/(SQRT(1+(POWER((2*3.14*[.$C6]);2)*POWER([.$B$2]*[.$C$2];2))))" office:value-type="float" office:value="0.999290863825017" calcext:value-type="float">
            <text:p>0,999290863825017</text:p>
          </table:table-cell>
          <table:table-cell table:formula="of:=20*LOG([.$G6];10)" office:value-type="float" office:value="-0.0061616635418204" calcext:value-type="float">
            <text:p>-0,006161663541820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[.$D$24]/[.C7]" office:value-type="float" office:value="199044.585987261" calcext:value-type="float">
            <text:p>199.044,59</text:p>
          </table:table-cell>
          <table:table-cell table:formula="of:=SQRT(POWER([.$B$2];2) + POWER([.D7];2))" office:value-type="float" office:value="199295.627676174" calcext:value-type="float">
            <text:p>199.295,63</text:p>
          </table:table-cell>
          <table:table-cell office:value-type="float" office:value="5" calcext:value-type="float">
            <text:p>5</text:p>
          </table:table-cell>
          <table:table-cell table:formula="of:=1/(SQRT(1+(POWER((2*3.14*[.$C7]);2)*POWER([.$B$2]*[.$C$2];2))))" office:value-type="float" office:value="0.998740355260975" calcext:value-type="float">
            <text:p>0,998740355260975</text:p>
          </table:table-cell>
          <table:table-cell table:formula="of:=20*LOG([.$G7];10)" office:value-type="float" office:value="-0.0109480319502829" calcext:value-type="float">
            <text:p>-0,010948031950282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$D$24]/[.C8]" office:value-type="float" office:value="159235.668789809" calcext:value-type="float">
            <text:p>159.235,67</text:p>
          </table:table-cell>
          <table:table-cell table:formula="of:=SQRT(POWER([.$B$2];2) + POWER([.D8];2))" office:value-type="float" office:value="159549.359807358" calcext:value-type="float">
            <text:p>159.549,36</text:p>
          </table:table-cell>
          <table:table-cell office:value-type="float" office:value="5" calcext:value-type="float">
            <text:p>5</text:p>
          </table:table-cell>
          <table:table-cell table:formula="of:=1/(SQRT(1+(POWER((2*3.14*[.$C8]);2)*POWER([.$B$2]*[.$C$2];2))))" office:value-type="float" office:value="0.998033893599275" calcext:value-type="float">
            <text:p>0,998033893599275</text:p>
          </table:table-cell>
          <table:table-cell table:formula="of:=20*LOG([.$G8];10)" office:value-type="float" office:value="-0.0170941932267469" calcext:value-type="float">
            <text:p>-0,017094193226746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formula="of:=[.$D$24]/[.C9]" office:value-type="float" office:value="79617.8343949045" calcext:value-type="float">
            <text:p>79.617,83</text:p>
          </table:table-cell>
          <table:table-cell table:formula="of:=SQRT(POWER([.$B$2];2) + POWER([.D9];2))" office:value-type="float" office:value="80243.3770085384" calcext:value-type="float">
            <text:p>80.243,38</text:p>
          </table:table-cell>
          <table:table-cell office:value-type="float" office:value="4.8" calcext:value-type="float">
            <text:p>4,8</text:p>
          </table:table-cell>
          <table:table-cell table:formula="of:=1/(SQRT(1+(POWER((2*3.14*[.$C9]);2)*POWER([.$B$2]*[.$C$2];2))))" office:value-type="float" office:value="0.992204433101471" calcext:value-type="float">
            <text:p>0,992204433101471</text:p>
          </table:table-cell>
          <table:table-cell table:formula="of:=20*LOG([.$G9];10)" office:value-type="float" office:value="-0.0679767379497884" calcext:value-type="float">
            <text:p>-0,067976737949788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table:formula="of:=[.$D$24]/[.C10]" office:value-type="float" office:value="39808.9171974522" calcext:value-type="float">
            <text:p>39.808,92</text:p>
          </table:table-cell>
          <table:table-cell table:formula="of:=SQRT(POWER([.$B$2];2) + POWER([.D10];2))" office:value-type="float" office:value="41045.7048719304" calcext:value-type="float">
            <text:p>41.045,70</text:p>
          </table:table-cell>
          <table:table-cell office:value-type="float" office:value="4.6" calcext:value-type="float">
            <text:p>4,6</text:p>
          </table:table-cell>
          <table:table-cell table:formula="of:=1/(SQRT(1+(POWER((2*3.14*[.$C10]);2)*POWER([.$B$2]*[.$C$2];2))))" office:value-type="float" office:value="0.969868036659691" calcext:value-type="float">
            <text:p>0,969868036659691</text:p>
          </table:table-cell>
          <table:table-cell table:formula="of:=20*LOG([.$G10];10)" office:value-type="float" office:value="-0.265747064144963" calcext:value-type="float">
            <text:p>-0,26574706414496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formula="of:=[.$D$24]/[.C11]" office:value-type="float" office:value="19904.4585987261" calcext:value-type="float">
            <text:p>19.904,46</text:p>
          </table:table-cell>
          <table:table-cell table:formula="of:=SQRT(POWER([.$B$2];2) + POWER([.D11];2))" office:value-type="float" office:value="22275.2659267718" calcext:value-type="float">
            <text:p>22.275,27</text:p>
          </table:table-cell>
          <table:table-cell office:value-type="float" office:value="4.4" calcext:value-type="float">
            <text:p>4,4</text:p>
          </table:table-cell>
          <table:table-cell table:formula="of:=1/(SQRT(1+(POWER((2*3.14*[.$C11]);2)*POWER([.$B$2]*[.$C$2];2))))" office:value-type="float" office:value="0.89356772054531" calcext:value-type="float">
            <text:p>0,89356772054531</text:p>
          </table:table-cell>
          <table:table-cell table:formula="of:=20*LOG([.$G11];10)" office:value-type="float" office:value="-0.977450563342607" calcext:value-type="float">
            <text:p>-0,97745056334260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[.$D$24]/[.C12]" office:value-type="float" office:value="15923.5668789809" calcext:value-type="float">
            <text:p>15.923,57</text:p>
          </table:table-cell>
          <table:table-cell table:formula="of:=SQRT(POWER([.$B$2];2) + POWER([.D12];2))" office:value-type="float" office:value="18803.1907438439" calcext:value-type="float">
            <text:p>18.803,19</text:p>
          </table:table-cell>
          <table:table-cell office:value-type="float" office:value="4.2" calcext:value-type="float">
            <text:p>4,2</text:p>
          </table:table-cell>
          <table:table-cell table:formula="of:=1/(SQRT(1+(POWER((2*3.14*[.$C12]);2)*POWER([.$B$2]*[.$C$2];2))))" office:value-type="float" office:value="0.846854509742939" calcext:value-type="float">
            <text:p>0,846854509742939</text:p>
          </table:table-cell>
          <table:table-cell table:formula="of:=20*LOG([.$G12];10)" office:value-type="float" office:value="-1.44382390774644" calcext:value-type="float">
            <text:p>-1,44382390774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table:formula="of:=[.$D$24]/[.C13]" office:value-type="float" office:value="7961.78343949045" calcext:value-type="float">
            <text:p>7.961,78</text:p>
          </table:table-cell>
          <table:table-cell table:formula="of:=SQRT(POWER([.$B$2];2) + POWER([.D13];2))" office:value-type="float" office:value="12782.409613893" calcext:value-type="float">
            <text:p>12.782,41</text:p>
          </table:table-cell>
          <table:table-cell office:value-type="float" office:value="3" calcext:value-type="float">
            <text:p>3</text:p>
          </table:table-cell>
          <table:table-cell table:formula="of:=1/(SQRT(1+(POWER((2*3.14*[.$C13]);2)*POWER([.$B$2]*[.$C$2];2))))" office:value-type="float" office:value="0.62287031005773" calcext:value-type="float">
            <text:p>0,62287031005773</text:p>
          </table:table-cell>
          <table:table-cell table:formula="of:=20*LOG([.$G13];10)" office:value-type="float" office:value="-4.11204739713911" calcext:value-type="float">
            <text:p>-4,112047397139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table:formula="of:=[.$D$24]/[.C14]" office:value-type="float" office:value="3980.89171974522" calcext:value-type="float">
            <text:p>3.980,89</text:p>
          </table:table-cell>
          <table:table-cell table:formula="of:=SQRT(POWER([.$B$2];2) + POWER([.D14];2))" office:value-type="float" office:value="10763.2475993232" calcext:value-type="float">
            <text:p>10.763,25</text:p>
          </table:table-cell>
          <table:table-cell office:value-type="float" office:value="1.8" calcext:value-type="float">
            <text:p>1,8</text:p>
          </table:table-cell>
          <table:table-cell table:formula="of:=1/(SQRT(1+(POWER((2*3.14*[.$C14]);2)*POWER([.$B$2]*[.$C$2];2))))" office:value-type="float" office:value="0.369859717804462" calcext:value-type="float">
            <text:p>0,369859717804462</text:p>
          </table:table-cell>
          <table:table-cell table:formula="of:=20*LOG([.$G14];10)" office:value-type="float" office:value="-8.63925932059013" calcext:value-type="float">
            <text:p>-8,6392593205901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000" calcext:value-type="float">
            <text:p>6000</text:p>
          </table:table-cell>
          <table:table-cell table:formula="of:=[.$D$24]/[.C15]" office:value-type="float" office:value="2653.92781316348" calcext:value-type="float">
            <text:p>2.653,93</text:p>
          </table:table-cell>
          <table:table-cell table:formula="of:=SQRT(POWER([.$B$2];2) + POWER([.D15];2))" office:value-type="float" office:value="10346.1747925251" calcext:value-type="float">
            <text:p>10.346,17</text:p>
          </table:table-cell>
          <table:table-cell office:value-type="float" office:value="1.2" calcext:value-type="float">
            <text:p>1,2</text:p>
          </table:table-cell>
          <table:table-cell table:formula="of:=1/(SQRT(1+(POWER((2*3.14*[.$C15]);2)*POWER([.$B$2]*[.$C$2];2))))" office:value-type="float" office:value="0.256512949605383" calcext:value-type="float">
            <text:p>0,256512949605383</text:p>
          </table:table-cell>
          <table:table-cell table:formula="of:=20*LOG([.$G15];10)" office:value-type="float" office:value="-11.8178141081037" calcext:value-type="float">
            <text:p>-11,817814108103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table:formula="of:=[.$D$24]/[.C16]" office:value-type="float" office:value="1990.44585987261" calcext:value-type="float">
            <text:p>1.990,45</text:p>
          </table:table-cell>
          <table:table-cell table:formula="of:=SQRT(POWER([.$B$2];2) + POWER([.D16];2))" office:value-type="float" office:value="10196.1696102548" calcext:value-type="float">
            <text:p>10.196,17</text:p>
          </table:table-cell>
          <table:table-cell office:value-type="float" office:value="1" calcext:value-type="float">
            <text:p>1</text:p>
          </table:table-cell>
          <table:table-cell table:formula="of:=1/(SQRT(1+(POWER((2*3.14*[.$C16]);2)*POWER([.$B$2]*[.$C$2];2))))" office:value-type="float" office:value="0.195215059768201" calcext:value-type="float">
            <text:p>0,195215059768201</text:p>
          </table:table-cell>
          <table:table-cell table:formula="of:=20*LOG([.$G16];10)" office:value-type="float" office:value="-14.189733638925" calcext:value-type="float">
            <text:p>-14,18973363892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table:formula="of:=[.$D$24]/[.C17]" office:value-type="float" office:value="1592.35668789809" calcext:value-type="float">
            <text:p>1.592,36</text:p>
          </table:table-cell>
          <table:table-cell table:formula="of:=SQRT(POWER([.$B$2];2) + POWER([.D17];2))" office:value-type="float" office:value="10125.9863628929" calcext:value-type="float">
            <text:p>10.125,99</text:p>
          </table:table-cell>
          <table:table-cell office:value-type="float" office:value="0.8" calcext:value-type="float">
            <text:p>0,8</text:p>
          </table:table-cell>
          <table:table-cell table:formula="of:=1/(SQRT(1+(POWER((2*3.14*[.$C17]);2)*POWER([.$B$2]*[.$C$2];2))))" office:value-type="float" office:value="0.157254476831348" calcext:value-type="float">
            <text:p>0,157254476831348</text:p>
          </table:table-cell>
          <table:table-cell table:formula="of:=20*LOG([.$G17];10)" office:value-type="float" office:value="-16.0679396381022" calcext:value-type="float">
            <text:p>-16,067939638102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000" calcext:value-type="float">
            <text:p>20000</text:p>
          </table:table-cell>
          <table:table-cell table:formula="of:=[.$D$24]/[.C18]" office:value-type="float" office:value="796.178343949045" calcext:value-type="float">
            <text:p>796,18</text:p>
          </table:table-cell>
          <table:table-cell table:formula="of:=SQRT(POWER([.$B$2];2) + POWER([.D18];2))" office:value-type="float" office:value="10031.6449276962" calcext:value-type="float">
            <text:p>10.031,64</text:p>
          </table:table-cell>
          <table:table-cell office:value-type="float" office:value="0.4" calcext:value-type="float">
            <text:p>0,4</text:p>
          </table:table-cell>
          <table:table-cell table:formula="of:=1/(SQRT(1+(POWER((2*3.14*[.$C18]);2)*POWER([.$B$2]*[.$C$2];2))))" office:value-type="float" office:value="0.0793666791127033" calcext:value-type="float">
            <text:p>0,0793666791127033</text:p>
          </table:table-cell>
          <table:table-cell table:formula="of:=20*LOG([.$G18];10)" office:value-type="float" office:value="-22.0072358242012" calcext:value-type="float">
            <text:p>-22,007235824201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0000" calcext:value-type="float">
            <text:p>40000</text:p>
          </table:table-cell>
          <table:table-cell table:formula="of:=[.$D$24]/[.C19]" office:value-type="float" office:value="398.089171974522" calcext:value-type="float">
            <text:p>398,09</text:p>
          </table:table-cell>
          <table:table-cell table:formula="of:=SQRT(POWER([.$B$2];2) + POWER([.D19];2))" office:value-type="float" office:value="10007.9206126369" calcext:value-type="float">
            <text:p>10.007,92</text:p>
          </table:table-cell>
          <table:table-cell office:value-type="float" office:value="0.2" calcext:value-type="float">
            <text:p>0,2</text:p>
          </table:table-cell>
          <table:table-cell table:formula="of:=1/(SQRT(1+(POWER((2*3.14*[.$C19]);2)*POWER([.$B$2]*[.$C$2];2))))" office:value-type="float" office:value="0.0397774110509887" calcext:value-type="float">
            <text:p>0,0397774110509887</text:p>
          </table:table-cell>
          <table:table-cell table:formula="of:=20*LOG([.$G19];10)" office:value-type="float" office:value="-28.0072697348696" calcext:value-type="float">
            <text:p>-28,007269734869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table:formula="of:=[.$D$24]/[.C20]" office:value-type="float" office:value="265.392781316348" calcext:value-type="float">
            <text:p>265,39</text:p>
          </table:table-cell>
          <table:table-cell table:formula="of:=SQRT(POWER([.$B$2];2) + POWER([.D20];2))" office:value-type="float" office:value="10003.5210465303" calcext:value-type="float">
            <text:p>10.003,52</text:p>
          </table:table-cell>
          <table:table-cell office:value-type="float" office:value="0.14" calcext:value-type="float">
            <text:p>0,14</text:p>
          </table:table-cell>
          <table:table-cell table:formula="of:=1/(SQRT(1+(POWER((2*3.14*[.$C20]);2)*POWER([.$B$2]*[.$C$2];2))))" office:value-type="float" office:value="0.0265299368174368" calcext:value-type="float">
            <text:p>0,0265299368174368</text:p>
          </table:table-cell>
          <table:table-cell table:formula="of:=20*LOG([.$G20];10)" office:value-type="float" office:value="-31.5252756862722" calcext:value-type="float">
            <text:p>-31,52527568627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0000" calcext:value-type="float">
            <text:p>100000</text:p>
          </table:table-cell>
          <table:table-cell table:formula="of:=[.$D$24]/[.C21]" office:value-type="float" office:value="159.235668789809" calcext:value-type="float">
            <text:p>159,24</text:p>
          </table:table-cell>
          <table:table-cell table:formula="of:=SQRT(POWER([.$B$2];2) + POWER([.D21];2))" office:value-type="float" office:value="10001.2677195551" calcext:value-type="float">
            <text:p>10.001,27</text:p>
          </table:table-cell>
          <table:table-cell office:value-type="float" office:value="0.1" calcext:value-type="float">
            <text:p>0,1</text:p>
          </table:table-cell>
          <table:table-cell table:formula="of:=1/(SQRT(1+(POWER((2*3.14*[.$C21]);2)*POWER([.$B$2]*[.$C$2];2))))" office:value-type="float" office:value="0.0159215484731462" calcext:value-type="float">
            <text:p>0,0159215484731462</text:p>
          </table:table-cell>
          <table:table-cell table:formula="of:=20*LOG([.$G21];10)" office:value-type="float" office:value="-35.9602939321686" calcext:value-type="float">
            <text:p>-35,9602939321686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string" calcext:value-type="string">
            <text:p>1/2pC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 table:formula="of:=1/(6.28*[.C2])" office:value-type="float" office:value="15923566.8789809" calcext:value-type="float">
            <text:p>15923566,8789809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0" number:min-decimal-places="10" number:min-integer-digits="1"/>
    </number:number-style>
    <number:number-style style:name="N105">
      <number:number number:decimal-places="12" number:min-decimal-places="12" number:min-integer-digits="1"/>
    </number:number-style>
    <number:number-style style:name="N106">
      <number:number number:decimal-places="14" number:min-decimal-places="14" number:min-integer-digits="1"/>
    </number:number-style>
    <number:number-style style:name="N107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3T12:11:19.213000000</meta:creation-date>
    <dc:date>2023-01-25T18:01:23.373000000</dc:date>
    <meta:editing-duration>PT4H23M47S</meta:editing-duration>
    <meta:editing-cycles>5</meta:editing-cycles>
    <meta:generator>LibreOffice/7.4.2.3$Windows_X86_64 LibreOffice_project/382eef1f22670f7f4118c8c2dd222ec7ad009daf</meta:generator>
    <meta:document-statistic meta:table-count="1" meta:cell-count="13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363cm" svg:y="4.203cm" style:legend-expansion="high" chart:style-name="ch2"/>
        <chart:plot-area chart:style-name="ch3" table:cell-range-address="Foglio1.B4:Foglio1.B4 Foglio1.C5:Foglio1.C21 Foglio1.H5:Foglio1.H21" chart:data-source-has-labels="row" svg:x="1.33cm" svg:y="0.18cm" svg:width="12.714cm" svg:height="7.664cm">
          <chart:coordinate-region svg:x="2.057cm" svg:y="0.379cm" svg:width="11.43cm" svg:height="7.266cm"/>
          <chart:axis chart:dimension="x" chart:name="primary-x" chart:style-name="ch4">
            <chart:title svg:x="6.902cm" svg:y="8.024cm" chart:style-name="ch5">
              <text:p>frequenza</text:p>
            </chart:title>
          </chart:axis>
          <chart:axis chart:dimension="y" chart:name="primary-y" chart:style-name="ch4">
            <chart:title svg:x="0.451cm" svg:y="4.453cm" chart:style-name="ch6">
              <text:p>|H|db</text:p>
            </chart:title>
            <chart:grid chart:style-name="ch7" chart:class="major"/>
          </chart:axis>
          <chart:series chart:style-name="ch8" chart:values-cell-range-address="Foglio1.H5:Foglio1.H21" loext:label-string="fx" chart:class="chart:scatter">
            <chart:domain table:cell-range-address="Foglio1.C5:Foglio1.C21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f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Foglio1.C5:Foglio1.C21</svg:desc>
                </draw:g>
              </table:table-cell>
              <table:table-cell office:value-type="float" office:value="-0.00273959644768536">
                <text:p>-0.00273959644768536</text:p>
                <draw:g>
                  <svg:desc>Foglio1.H5:Foglio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0.0061616635418204">
                <text:p>-0.0061616635418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-0.0109480319502829">
                <text:p>-0.0109480319502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-0.0170941932267469">
                <text:p>-0.0170941932267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-0.0679767379497884">
                <text:p>-0.0679767379497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-0.265747064144963">
                <text:p>-0.265747064144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">
                <text:p>800</text:p>
              </table:table-cell>
              <table:table-cell office:value-type="float" office:value="-0.977450563342607">
                <text:p>-0.977450563342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-1.44382390774644">
                <text:p>-1.44382390774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-4.11204739713911">
                <text:p>-4.112047397139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">
                <text:p>4000</text:p>
              </table:table-cell>
              <table:table-cell office:value-type="float" office:value="-8.63925932059013">
                <text:p>-8.63925932059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">
                <text:p>6000</text:p>
              </table:table-cell>
              <table:table-cell office:value-type="float" office:value="-11.8178141081037">
                <text:p>-11.8178141081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">
                <text:p>8000</text:p>
              </table:table-cell>
              <table:table-cell office:value-type="float" office:value="-14.189733638925">
                <text:p>-14.189733638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-16.0679396381022">
                <text:p>-16.06793963810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">
                <text:p>20000</text:p>
              </table:table-cell>
              <table:table-cell office:value-type="float" office:value="-22.0072358242012">
                <text:p>-22.0072358242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0">
                <text:p>40000</text:p>
              </table:table-cell>
              <table:table-cell office:value-type="float" office:value="-28.0072697348696">
                <text:p>-28.00726973486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00">
                <text:p>60000</text:p>
              </table:table-cell>
              <table:table-cell office:value-type="float" office:value="-31.5252756862722">
                <text:p>-31.52527568627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0">
                <text:p>100000</text:p>
              </table:table-cell>
              <table:table-cell office:value-type="float" office:value="-35.9602939321686">
                <text:p>-35.96029393216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